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66cm" fo:min-width="2.083cm"/>
    </style:style>
    <style:style style:name="gr2" style:family="graphic" style:parent-style-name="standard">
      <style:graphic-properties draw:textarea-horizontal-align="justify" draw:textarea-vertical-align="middle" draw:auto-grow-height="false" fo:min-height="0.467cm" fo:min-width="2.083cm"/>
    </style:style>
    <style:style style:name="gr3" style:family="graphic" style:parent-style-name="standard">
      <style:graphic-properties draw:textarea-horizontal-align="justify" draw:textarea-vertical-align="middle" draw:auto-grow-height="false" fo:min-height="0.466cm" fo:min-width="3.445cm"/>
    </style:style>
    <style:style style:name="gr4" style:family="graphic" style:parent-style-name="standard">
      <style:graphic-properties draw:textarea-horizontal-align="justify" draw:textarea-vertical-align="middle" draw:auto-grow-height="false" fo:min-height="0.467cm" fo:min-width="3.445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5pt" style:font-size-complex="15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5pt" style:font-size-complex="15pt"/>
    </style:style>
    <style:style style:name="T3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83cm" svg:height="0.716cm" svg:x="7.768cm" svg:y="4.683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83cm" svg:height="0.717cm" svg:x="7.768cm" svg:y="5.399cm">
          <text:p text:style-name="P2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83cm" svg:height="0.716cm" svg:x="7.768cm" svg:y="6.116cm">
          <text:p text:style-name="P2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83cm" svg:height="0.717cm" svg:x="12.81cm" svg:y="4.742cm">
          <text:p text:style-name="P1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83cm" svg:height="0.716cm" svg:x="12.81cm" svg:y="5.459cm">
          <text:p text:style-name="P2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83cm" svg:height="0.717cm" svg:x="12.81cm" svg:y="6.175cm">
          <text:p text:style-name="P2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83cm" svg:height="0.716cm" svg:x="7.768cm" svg:y="8.086cm">
          <text:p text:style-name="P1"><text:span text:style-name="T1">ORD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83cm" svg:height="0.717cm" svg:x="7.768cm" svg:y="8.802cm">
          <text:p text:style-name="P2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83cm" svg:height="0.716cm" svg:x="7.768cm" svg:y="9.519cm">
          <text:p text:style-name="P1"><text:span text:style-name="T3">customer_i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45cm" svg:height="0.716cm" svg:x="11.824cm" svg:y="8.086cm">
          <text:p text:style-name="P1"><text:span text:style-name="T1">ORDER_LINE_ITE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45cm" svg:height="0.717cm" svg:x="11.824cm" svg:y="8.802cm">
          <text:p text:style-name="P3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945cm" svg:height="0.716cm" svg:x="11.824cm" svg:y="9.519cm">
          <text:p text:style-name="P3">order_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945cm" svg:height="0.716cm" svg:x="11.824cm" svg:y="10.952cm">
          <text:p text:style-name="P3">quant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945cm" svg:height="0.717cm" svg:x="11.824cm" svg:y="10.235cm">
          <text:p text:style-name="P3">product_id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4" draw:layer="layout" svg:width="1.78cm" svg:height="0.574cm" draw:transform="skewX (0.353080107678453) rotate (-0.553443905807402) translate (10.5129715106402cm 8.99827229416849cm)" svg:viewBox="0 0 1781 575" svg:d="M0 223c330-70 523 222 791 328 263 104 519-160 710-327l187-149 93-75">
          <text:p/>
        </draw:path>
        <draw:path draw:style-name="gr5" draw:text-style-name="P4" draw:layer="layout" svg:width="1.132cm" svg:height="4.289cm" draw:transform="rotate (-3.14159265358979) translate (7.97522464318251cm 9.99320108604356cm)" svg:viewBox="0 0 1133 4290" svg:d="M158 4277c316-80 819 215 916-304 56-301 83-612 31-912-53-310-54-607-63-912-10-343 0-688 0-1033 0-324 201-712 0-972-189-245-628-107-947-91h-95">
          <text:p/>
        </draw:path>
        <draw:path draw:style-name="gr5" draw:text-style-name="P4" draw:layer="layout" svg:width="1.594cm" svg:height="5.009cm" draw:transform="skewX (-0.018151424220741) rotate (0.115889862332423) translate (14.9399680987777cm 5.81089040380713cm)" svg:viewBox="0 0 1595 5010" svg:d="M363 7c370-39 814 79 959 437 157 388 342 801 247 1238-69 315-22 653-129 959-116 330-124 648-258 972-114 274-154 571-212 861-66 335-442 589-802 526l-168-16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3:39:36.776000000</meta:creation-date>
    <dc:date>2017-05-08T10:45:08.121000000</dc:date>
    <meta:editing-duration>PT43M4S</meta:editing-duration>
    <meta:editing-cycles>1</meta:editing-cycles>
    <meta:document-statistic meta:object-count="17"/>
    <meta:generator>LibreOffice/5.2.5.1$Windows_x86 LibreOffice_project/0312e1a284a7d50ca85a365c316c7abbf20a4d22</meta:generator>
  </office:meta>
</office:document-meta>
</file>